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style:font-size-asian="16pt" style:font-size-complex="16pt"/>
    </style:style>
    <style:style style:name="P5" style:family="paragraph" style:parent-style-name="Standard" style:list-style-name="L2">
      <style:text-properties fo:font-size="16pt" style:font-size-asian="16pt" style:font-size-complex="16pt"/>
    </style:style>
    <style:style style:name="P6" style:family="paragraph" style:parent-style-name="Standard" style:list-style-name="L3">
      <style:text-properties fo:font-size="16pt" style:font-size-asian="16pt" style:font-size-complex="16pt"/>
    </style:style>
    <style:style style:name="P7" style:family="paragraph" style:parent-style-name="Standard" style:list-style-name="L4">
      <style:text-properties fo:font-size="16pt" style:font-size-asian="16pt" style:font-size-complex="16pt"/>
    </style:style>
    <style:style style:name="P8" style:family="paragraph" style:parent-style-name="Standard" style:list-style-name="L5">
      <style:text-properties fo:font-size="16pt" style:font-size-asian="16pt" style:font-size-complex="16pt"/>
    </style:style>
    <style:style style:name="P9" style:family="paragraph" style:parent-style-name="Standard" style:list-style-name="L6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cture notes for 3.1-3.2 software vulnerabilities</text:p>
      <text:p text:style-name="P1"/>
      <text:p text:style-name="P1">Software development lifecycle (simplified)</text:p>
      <text:list text:style-name="L1">
        <text:list-item>
          <text:p text:style-name="P4">Requirements gathering</text:p>
        </text:list-item>
        <text:list-item>
          <text:p text:style-name="P4">Design</text:p>
        </text:list-item>
        <text:list-item>
          <text:p text:style-name="P4">Implementation</text:p>
        </text:list-item>
        <text:list-item>
          <text:p text:style-name="P4">Testing/evaluation</text:p>
        </text:list-item>
        <text:list-item>
          <text:p text:style-name="P4">Deployment</text:p>
        </text:list-item>
        <text:list-item>
          <text:p text:style-name="P4">Maintenance</text:p>
        </text:list-item>
      </text:list>
      <text:p text:style-name="P1"/>
      <text:p text:style-name="P1">Errors at many points may introduce exploitable flaws</text:p>
      <text:list text:style-name="L2">
        <text:list-item>
          <text:p text:style-name="P5">Design errors (windows metafile flaw)</text:p>
        </text:list-item>
        <text:list-item>
          <text:p text:style-name="P5">Testing errors (fail to identify flaw)</text:p>
          <text:list>
            <text:list-item>
              <text:p text:style-name="P5">Testing normally shows that desired behaviors are present</text:p>
            </text:list-item>
            <text:list-item>
              <text:p text:style-name="P5">Testing should also show that undesired behaviors are absent<text:tab/></text:p>
              <text:list>
                <text:list-item>
                  <text:p text:style-name="P5">Difficult/impossible to list all undesired behaviors</text:p>
                </text:list-item>
              </text:list>
            </text:list-item>
          </text:list>
        </text:list-item>
        <text:list-item>
          <text:p text:style-name="P5">Maintenance errors (patch introduces new bugs)</text:p>
        </text:list-item>
      </text:list>
      <text:p text:style-name="P1"/>
      <text:p text:style-name="P1">Software is designed by people; it will always be buggy</text:p>
      <text:p text:style-name="P1"/>
      <text:p text:style-name="P1">Common implementation errors in C software</text:p>
      <text:list text:style-name="L3">
        <text:list-item>
          <text:p text:style-name="P6">Buffer overflows (stack)</text:p>
        </text:list-item>
        <text:list-item>
          <text:p text:style-name="P6">Buffer overflows (heap)</text:p>
        </text:list-item>
        <text:list-item>
          <text:p text:style-name="P6">Format string vulnerabilities</text:p>
        </text:list-item>
        <text:list-item>
          <text:p text:style-name="P6">Integer overflows</text:p>
        </text:list-item>
        <text:list-item>
          <text:p text:style-name="P6">Race condition vulnerabilities / TOCTTOU</text:p>
        </text:list-item>
      </text:list>
      <text:p text:style-name="P1"/>
      <text:p text:style-name="P1">Attack goal: alter execution of software</text:p>
      <text:list text:style-name="L4">
        <text:list-item>
          <text:p text:style-name="P7">Commonly: exec a shell</text:p>
          <text:list>
            <text:list-item>
              <text:p text:style-name="P7">Remote access, local privilege escalation</text:p>
            </text:list-item>
          </text:list>
        </text:list-item>
        <text:list-item>
          <text:p text:style-name="P7">Alter resource access (TOCTTOU)</text:p>
        </text:list-item>
      </text:list>
      <text:p text:style-name="P1"/>
      <text:p text:style-name="P1">How execute a shell?</text:p>
      <text:list text:style-name="L5">
        <text:list-item>
          <text:p text:style-name="P8">Mechanics: execute system call exec(“/bin/sh”)</text:p>
          <text:list>
            <text:list-item>
              <text:p text:style-name="P8">[So how do you do that in an arbitrary program?]</text:p>
            </text:list-item>
          </text:list>
        </text:list-item>
        <text:list-item>
          <text:p text:style-name="P8">Cause program control flow to jump to point in program containing that <text:soft-page-break/>code</text:p>
        </text:list-item>
        <text:list-item>
          <text:p text:style-name="P8">Add that code to a program, and then jump to your added code</text:p>
        </text:list-item>
      </text:list>
      <text:p text:style-name="P1"/>
      <text:p text:style-name="P1">What can be manipulated to alter control flow?</text:p>
      <text:list text:style-name="L6">
        <text:list-item>
          <text:p text:style-name="P9">Control flow pointers: return addresses, function pointers, dynamic linking information</text:p>
        </text:list-item>
      </text:list>
      <text:p text:style-name="P1"><text:s/></text:p>
      <text:p text:style-name="P1">[Show stack-based buffer overflow of return address or function pointer]</text:p>
      <text:p text:style-name="P1">[Explain heap-based overflow / heap management information]</text:p>
      <text:p text:style-name="P1">[Show format string attack / %n format]</text:p>
      <text:p text:style-name="P1">[Explain integer overflow / wrap memory]</text:p>
      <text:p text:style-name="P1">[Show race condition / stat.open]</text:p>
      <text:p text:style-name="P1"/>
      <text:p text:style-name="P1">[Ask students for other types of software flaws, discuss on-the-fly]</text:p>
      <text:p text:style-name="P1"/>
      <text:p text:style-name="P1">[Ask students to suggest defenses / detections]</text:p>
      <text:p text:style-name="P1">[Ask students to compare to non-C software]</text:p>
      <text:p text:style-name="P1">[Given that we know how to solve the problem, why does it still exist?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n Giffin</meta:initial-creator>
    <meta:creation-date>2008-09-02T22:57:57</meta:creation-date>
    <dc:creator>Jon Giffin</dc:creator>
    <dc:date>2008-09-02T23:12:15</dc:date>
    <meta:editing-cycles>5</meta:editing-cycles>
    <meta:editing-duration>PT13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256" meta:character-count="1737"/>
  </office:meta>
</office:document-meta>
</file>